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f277"/>
    </style:style>
    <style:style style:name="P2" style:family="paragraph" style:parent-style-name="Text_20_body">
      <style:text-properties officeooo:rsid="000bf277" officeooo:paragraph-rsid="000ced49"/>
    </style:style>
    <style:style style:name="P3" style:family="paragraph" style:parent-style-name="Text_20_body">
      <style:text-properties officeooo:rsid="001525ab" officeooo:paragraph-rsid="001681a5"/>
    </style:style>
    <style:style style:name="P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officeooo:rsid="000c3095" officeooo:paragraph-rsid="000c3095"/>
    </style:style>
    <style:style style:name="P6" style:family="paragraph" style:parent-style-name="Text_20_body" style:list-style-name="L1">
      <style:text-properties officeooo:rsid="000ced49" officeooo:paragraph-rsid="000ced49"/>
    </style:style>
    <style:style style:name="P7" style:family="paragraph" style:parent-style-name="Text_20_body" style:list-style-name="L1">
      <style:text-properties officeooo:rsid="001681a5" officeooo:paragraph-rsid="001ce03e"/>
    </style:style>
    <style:style style:name="P8" style:family="paragraph" style:parent-style-name="Text_20_body" style:list-style-name="L1">
      <style:text-properties officeooo:rsid="001681a5" officeooo:paragraph-rsid="001681a5"/>
    </style:style>
    <style:style style:name="T1" style:family="text">
      <style:text-properties officeooo:rsid="000c3095"/>
    </style:style>
    <style:style style:name="T2" style:family="text">
      <style:text-properties officeooo:rsid="000ced49"/>
    </style:style>
    <style:style style:name="T3" style:family="text">
      <style:text-properties officeooo:rsid="001525ab"/>
    </style:style>
    <style:style style:name="T4" style:family="text">
      <style:text-properties officeooo:rsid="0015f4c8"/>
    </style:style>
    <style:style style:name="T5" style:family="text">
      <style:text-properties officeooo:rsid="001681a5"/>
    </style:style>
    <style:style style:name="T6" style:family="text">
      <style:text-properties officeooo:rsid="00183ba0"/>
    </style:style>
    <style:style style:name="T7" style:family="text">
      <style:text-properties officeooo:rsid="001ce0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CURSO <text:span text:style-name="T2">PRÁCTICO </text:span>DE <text:span text:style-name="T3">IA</text:span> <text:span text:style-name="T2">GENERATIVA </text:span><text:span text:style-name="T3">PARA DESARROLLADORES</text:span></text:p>
      <text:p text:style-name="Heading"/>
      <text:p text:style-name="Heading">Duración:</text:p>
      <text:p text:style-name="P1"><text:span text:style-name="T1">1</text:span><text:span text:style-name="T6">2</text:span> horas.</text:p>
      <text:p text:style-name="Heading">Dirigido a:</text:p>
      <text:p text:style-name="P2">A <text:span text:style-name="T3">desarrolladores</text:span> <text:span text:style-name="T5">Java </text:span>con inquietudes por aprender Inteligencia Artificial <text:span text:style-name="T2">Ge</text:span><text:span text:style-name="T1">nerativa</text:span><text:span text:style-name="T2">.</text:span></text:p>
      <text:p text:style-name="Heading">Requisitos previos:</text:p>
      <text:p text:style-name="P3">Se necesita conocer el lenguaje de programación Java, pues los ejemplos se desarrollarán con ese lenguaje, <text:span text:style-name="T5">y manejarse a nivel usuario con el entorno de programación IntelliJ IDEA </text:span><text:span text:style-name="T7">y Eclipse.</text:span></text:p>
      <text:p text:style-name="Heading">Objetivos:</text:p>
      <text:p text:style-name="Text_20_body">Los alumnos entenderán los fundamentos de <text:span text:style-name="T1">la Inteligencia Artificial </text:span><text:span text:style-name="T2">Ge</text:span><text:span text:style-name="T1">nerativa, aprenderán a hacer prompts para sacar el mayor provecho a estas herramientas, y </text:span><text:span text:style-name="T4">aprenderán a poner esto en práctica como desarrollador a través de ejemplos prácticos </text:span><text:span text:style-name="T5">de Java en su entorno de programación (IntelliJ IDEA </text:span><text:span text:style-name="T7">y Eclipse</text:span><text:span text:style-name="T5">).</text:span></text:p>
      <text:p text:style-name="Heading">Contenido:</text:p>
      <text:list text:style-name="L1">
        <text:list-item>
          <text:p text:style-name="P5">Introducción a la Inteligencia Artificial Generativa.</text:p>
        </text:list-item>
        <text:list-item>
          <text:p text:style-name="P6">Los Grandes Modelos del Lenguaje (LLM).</text:p>
          <text:list>
            <text:list-item>
              <text:p text:style-name="P6">Introducción a los LLM.</text:p>
            </text:list-item>
            <text:list-item>
              <text:p text:style-name="P6">Creación de prompts.</text:p>
            </text:list-item>
            <text:list-item>
              <text:p text:style-name="P6">Ejemplos prácticos de prompts.</text:p>
            </text:list-item>
            <text:list-item>
              <text:p text:style-name="P6">Creación de chats personalizados.</text:p>
            </text:list-item>
          </text:list>
        </text:list-item>
        <text:list-item>
          <text:p text:style-name="P7">Ejemplos con plugins LLM en en entorno de programación (IntelliJ IDEA <text:span text:style-name="T7">y Eclipse</text:span>)</text:p>
          <text:list>
            <text:list-item>
              <text:p text:style-name="P8">Instalación y configuración.</text:p>
            </text:list-item>
            <text:list-item>
              <text:p text:style-name="P8">Generación de código.</text:p>
            </text:list-item>
            <text:list-item>
              <text:p text:style-name="P8">Sugerencias de Corrección de Errores.</text:p>
            </text:list-item>
            <text:list-item>
              <text:p text:style-name="P8">Generación de Documentación.</text:p>
            </text:list-item>
            <text:list-item>
              <text:p text:style-name="P8">Explicación de Código.</text:p>
            </text:list-item>
            <text:list-item>
              <text:p text:style-name="P8">Generación de Test Unitarios.</text:p>
            </text:list-item>
            <text:list-item>
              <text:p text:style-name="P8">Generación de Mensajes de Commit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22cm" fo:margin-bottom="0.21cm" style:contextual-spacing="false" style:page-number="auto" fo:keep-with-next="always"/>
      <style:text-properties fo:color="#3465a4" loext:opacity="100%"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8:57:02.461926516</meta:creation-date>
    <dc:date>2024-12-23T22:00:18.413281169</dc:date>
    <meta:editing-duration>PT2H21M6S</meta:editing-duration>
    <meta:editing-cycles>7</meta:editing-cycles>
    <meta:generator>LibreOffice/24.2.7.2$Linux_X86_64 LibreOffice_project/420$Build-2</meta:generator>
    <meta:print-date>2024-11-25T17:46:49.652719393</meta:print-date>
    <meta:printed-by>Archivos PDF</meta:printed-by>
    <meta:document-statistic meta:table-count="0" meta:image-count="0" meta:object-count="0" meta:page-count="1" meta:paragraph-count="24" meta:word-count="183" meta:character-count="1213" meta:non-whitespace-character-count="1068"/>
  </office:meta>
</office:document-meta>
</file>